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e3a7" officeooo:paragraph-rsid="000be3a7"/>
    </style:style>
    <style:style style:name="P2" style:family="paragraph" style:parent-style-name="Standard">
      <style:text-properties officeooo:rsid="000d33b2" officeooo:paragraph-rsid="000d33b2"/>
    </style:style>
    <style:style style:name="P3" style:family="paragraph" style:parent-style-name="Standard">
      <style:text-properties officeooo:rsid="0010ea59" officeooo:paragraph-rsid="0010ea59"/>
    </style:style>
    <style:style style:name="P4" style:family="paragraph" style:parent-style-name="Standard">
      <style:text-properties officeooo:rsid="0012f22f" officeooo:paragraph-rsid="0012f22f"/>
    </style:style>
    <style:style style:name="P5" style:family="paragraph" style:parent-style-name="Standard">
      <style:text-properties officeooo:rsid="0016c820" officeooo:paragraph-rsid="0016c820"/>
    </style:style>
    <style:style style:name="P6" style:family="paragraph" style:parent-style-name="Standard">
      <style:text-properties officeooo:rsid="00197a8f" officeooo:paragraph-rsid="00197a8f"/>
    </style:style>
    <style:style style:name="P7" style:family="paragraph" style:parent-style-name="Standard">
      <style:text-properties officeooo:rsid="001ad439" officeooo:paragraph-rsid="001ad439"/>
    </style:style>
    <style:style style:name="P8" style:family="paragraph" style:parent-style-name="Standard">
      <style:text-properties officeooo:rsid="001b0294" officeooo:paragraph-rsid="001b0294"/>
    </style:style>
    <style:style style:name="P9" style:family="paragraph" style:parent-style-name="Standard">
      <style:text-properties fo:font-size="20pt" style:font-size-asian="20pt" style:font-size-complex="20pt"/>
    </style:style>
    <style:style style:name="P10" style:family="paragraph" style:parent-style-name="Standard">
      <style:text-properties fo:font-size="14pt" style:font-size-asian="14pt" style:font-size-complex="14pt"/>
    </style:style>
    <style:style style:name="P11" style:family="paragraph" style:parent-style-name="Standard">
      <style:text-properties officeooo:rsid="00228eb6" officeooo:paragraph-rsid="00228eb6"/>
    </style:style>
    <style:style style:name="P12" style:family="paragraph" style:parent-style-name="Standard">
      <style:text-properties officeooo:rsid="00248ba8" officeooo:paragraph-rsid="00248ba8"/>
    </style:style>
    <style:style style:name="P13" style:family="paragraph" style:parent-style-name="Standard">
      <style:text-properties officeooo:rsid="0026c9b7" officeooo:paragraph-rsid="0026c9b7"/>
    </style:style>
    <style:style style:name="P14" style:family="paragraph" style:parent-style-name="Standard">
      <style:text-properties officeooo:rsid="002e7f79" officeooo:paragraph-rsid="002e7f79"/>
    </style:style>
    <style:style style:name="P15" style:family="paragraph" style:parent-style-name="Standard">
      <style:text-properties officeooo:rsid="0036fc3e" officeooo:paragraph-rsid="0036fc3e"/>
    </style:style>
    <style:style style:name="P16" style:family="paragraph" style:parent-style-name="Standard">
      <style:text-properties officeooo:rsid="003a691f" officeooo:paragraph-rsid="003a691f"/>
    </style:style>
    <style:style style:name="P17" style:family="paragraph" style:parent-style-name="Standard">
      <style:text-properties officeooo:rsid="00457076" officeooo:paragraph-rsid="00457076"/>
    </style:style>
    <style:style style:name="P18" style:family="paragraph" style:parent-style-name="Standard">
      <style:text-properties officeooo:rsid="0047dd3c" officeooo:paragraph-rsid="0047dd3c"/>
    </style:style>
    <style:style style:name="P19" style:family="paragraph" style:parent-style-name="Standard">
      <style:text-properties officeooo:rsid="0049cea6" officeooo:paragraph-rsid="0049cea6"/>
    </style:style>
    <style:style style:name="P20" style:family="paragraph" style:parent-style-name="Standard">
      <style:text-properties officeooo:rsid="004aa4f5" officeooo:paragraph-rsid="004aa4f5"/>
    </style:style>
    <style:style style:name="P21" style:family="paragraph" style:parent-style-name="Standard">
      <style:text-properties officeooo:rsid="00525007" officeooo:paragraph-rsid="00525007"/>
    </style:style>
    <style:style style:name="P22" style:family="paragraph" style:parent-style-name="Standard">
      <style:text-properties officeooo:rsid="0057c362" officeooo:paragraph-rsid="0057c362"/>
    </style:style>
    <style:style style:name="P23" style:family="paragraph" style:parent-style-name="Standard">
      <style:text-properties officeooo:rsid="005c8b1c" officeooo:paragraph-rsid="005c8b1c"/>
    </style:style>
    <style:style style:name="P24" style:family="paragraph" style:parent-style-name="Standard">
      <style:text-properties officeooo:rsid="005c8b1c" officeooo:paragraph-rsid="00619ec9"/>
    </style:style>
    <style:style style:name="P25" style:family="paragraph" style:parent-style-name="Standard">
      <style:text-properties officeooo:rsid="00638167" officeooo:paragraph-rsid="00638167"/>
    </style:style>
    <style:style style:name="P26" style:family="paragraph" style:parent-style-name="Standard" style:master-page-name="Standard">
      <style:paragraph-properties style:page-number="auto"/>
      <style:text-properties fo:font-size="20pt" style:font-size-asian="20pt" style:font-size-complex="20pt"/>
    </style:style>
    <style:style style:name="P27" style:family="paragraph" style:parent-style-name="Standard">
      <style:text-properties officeooo:rsid="00619ec9" officeooo:paragraph-rsid="00619ec9"/>
    </style:style>
    <style:style style:name="P28" style:family="paragraph" style:parent-style-name="Standard">
      <style:text-properties officeooo:rsid="00638167" officeooo:paragraph-rsid="00638167"/>
    </style:style>
    <style:style style:name="P29" style:family="paragraph" style:parent-style-name="Standard">
      <style:text-properties fo:font-size="16pt" officeooo:rsid="00648976" officeooo:paragraph-rsid="00648976" style:font-size-asian="14pt" style:font-size-complex="16pt"/>
    </style:style>
    <style:style style:name="P30" style:family="paragraph" style:parent-style-name="Standard">
      <style:text-properties fo:font-size="11pt" officeooo:rsid="006535bb" officeooo:paragraph-rsid="006535bb" style:font-size-asian="9.60000038146973pt" style:font-size-complex="11pt"/>
    </style:style>
    <style:style style:name="P31" style:family="paragraph" style:parent-style-name="Standard">
      <style:text-properties fo:font-size="11pt" officeooo:rsid="006b7d3c" officeooo:paragraph-rsid="006b7d3c" style:font-size-asian="9.60000038146973pt" style:font-size-complex="11pt"/>
    </style:style>
    <style:style style:name="P32" style:family="paragraph" style:parent-style-name="Standard">
      <style:text-properties fo:font-size="11pt" officeooo:rsid="006e5cf1" officeooo:paragraph-rsid="006e5cf1" style:font-size-asian="9.60000038146973pt" style:font-size-complex="11pt"/>
    </style:style>
    <style:style style:name="P33" style:family="paragraph" style:parent-style-name="Standard">
      <style:text-properties fo:font-size="11pt" officeooo:rsid="008a5183" officeooo:paragraph-rsid="008e7dd5" style:font-size-asian="9.60000038146973pt" style:font-size-complex="11pt"/>
    </style:style>
    <style:style style:name="P34" style:family="paragraph" style:parent-style-name="Standard">
      <style:text-properties fo:font-size="11pt" officeooo:rsid="008ae968" officeooo:paragraph-rsid="008ae968" style:font-size-asian="9.60000038146973pt" style:font-size-complex="11pt"/>
    </style:style>
    <style:style style:name="P35" style:family="paragraph" style:parent-style-name="Standard">
      <style:text-properties fo:font-size="11pt" officeooo:rsid="008ca4ba" officeooo:paragraph-rsid="008ca4ba" style:font-size-asian="9.60000038146973pt" style:font-size-complex="11pt"/>
    </style:style>
    <style:style style:name="T1" style:family="text">
      <style:text-properties officeooo:rsid="000e6944"/>
    </style:style>
    <style:style style:name="T2" style:family="text">
      <style:text-properties officeooo:rsid="0011ca58"/>
    </style:style>
    <style:style style:name="T3" style:family="text">
      <style:text-properties officeooo:rsid="0014c2c4"/>
    </style:style>
    <style:style style:name="T4" style:family="text">
      <style:text-properties officeooo:rsid="0014d861"/>
    </style:style>
    <style:style style:name="T5" style:family="text">
      <style:text-properties officeooo:rsid="0016342c"/>
    </style:style>
    <style:style style:name="T6" style:family="text">
      <style:text-properties officeooo:rsid="001d6377"/>
    </style:style>
    <style:style style:name="T7" style:family="text">
      <style:text-properties officeooo:rsid="001da1aa"/>
    </style:style>
    <style:style style:name="T8" style:family="text">
      <style:text-properties officeooo:rsid="00261614"/>
    </style:style>
    <style:style style:name="T9" style:family="text">
      <style:text-properties officeooo:rsid="0026c9b7"/>
    </style:style>
    <style:style style:name="T10" style:family="text">
      <style:text-properties officeooo:rsid="0027a900"/>
    </style:style>
    <style:style style:name="T11" style:family="text">
      <style:text-properties officeooo:rsid="0028b9ea"/>
    </style:style>
    <style:style style:name="T12" style:family="text">
      <style:text-properties officeooo:rsid="002c8897"/>
    </style:style>
    <style:style style:name="T13" style:family="text">
      <style:text-properties officeooo:rsid="00322950"/>
    </style:style>
    <style:style style:name="T14" style:family="text">
      <style:text-properties officeooo:rsid="0033d429"/>
    </style:style>
    <style:style style:name="T15" style:family="text">
      <style:text-properties officeooo:rsid="00346b73"/>
    </style:style>
    <style:style style:name="T16" style:family="text">
      <style:text-properties officeooo:rsid="0036fc3e"/>
    </style:style>
    <style:style style:name="T17" style:family="text">
      <style:text-properties officeooo:rsid="0039a463"/>
    </style:style>
    <style:style style:name="T18" style:family="text">
      <style:text-properties officeooo:rsid="0039d6d4"/>
    </style:style>
    <style:style style:name="T19" style:family="text">
      <style:text-properties officeooo:rsid="003a691f"/>
    </style:style>
    <style:style style:name="T20" style:family="text">
      <style:text-properties officeooo:rsid="003aea18"/>
    </style:style>
    <style:style style:name="T21" style:family="text">
      <style:text-properties officeooo:rsid="003bb2d2"/>
    </style:style>
    <style:style style:name="T22" style:family="text">
      <style:text-properties officeooo:rsid="003f5d9c"/>
    </style:style>
    <style:style style:name="T23" style:family="text">
      <style:text-properties officeooo:rsid="0041255c"/>
    </style:style>
    <style:style style:name="T24" style:family="text">
      <style:text-properties officeooo:rsid="004704c8"/>
    </style:style>
    <style:style style:name="T25" style:family="text">
      <style:text-properties officeooo:rsid="00495faa"/>
    </style:style>
    <style:style style:name="T26" style:family="text">
      <style:text-properties officeooo:rsid="004c6b8c"/>
    </style:style>
    <style:style style:name="T27" style:family="text">
      <style:text-properties officeooo:rsid="0059999b"/>
    </style:style>
    <style:style style:name="T28" style:family="text">
      <style:text-properties officeooo:rsid="005a3bd5"/>
    </style:style>
    <style:style style:name="T29" style:family="text">
      <style:text-properties officeooo:rsid="00619ec9"/>
    </style:style>
    <style:style style:name="T30" style:family="text">
      <style:text-properties officeooo:rsid="00638167"/>
    </style:style>
    <style:style style:name="T31" style:family="text">
      <style:text-properties officeooo:rsid="0066cfb0"/>
    </style:style>
    <style:style style:name="T32" style:family="text">
      <style:text-properties officeooo:rsid="008eb5d6"/>
    </style:style>
    <style:style style:name="T33" style:family="text">
      <style:text-properties officeooo:rsid="008fad82"/>
    </style:style>
    <style:style style:name="T34" style:family="text">
      <style:text-properties officeooo:rsid="00913963"/>
    </style:style>
    <style:style style:name="T35" style:family="text">
      <style:text-properties officeooo:rsid="0092f364"/>
    </style:style>
    <style:style style:name="T36" style:family="text">
      <style:text-properties officeooo:rsid="0094e972"/>
    </style:style>
    <style:style style:name="T37" style:family="text">
      <style:text-properties officeooo:rsid="00965f9d"/>
    </style:style>
    <style:style style:name="T38" style:family="text">
      <style:text-properties officeooo:rsid="009a8943"/>
    </style:style>
    <style:style style:name="T39" style:family="text">
      <style:text-properties officeooo:rsid="009b94e4"/>
    </style:style>
    <style:style style:name="T40" style:family="text">
      <style:text-properties officeooo:rsid="009cc02e"/>
    </style:style>
    <style:style style:name="T41" style:family="text">
      <style:text-properties officeooo:rsid="009e4cf2"/>
    </style:style>
    <style:style style:name="T42" style:family="text">
      <style:text-properties officeooo:rsid="00a08ef4"/>
    </style:style>
    <style:style style:name="T43" style:family="text">
      <style:text-properties officeooo:rsid="00a3436d"/>
    </style:style>
    <style:style style:name="T44" style:family="text">
      <style:text-properties officeooo:rsid="00a46787"/>
    </style:style>
    <style:style style:name="T45" style:family="text">
      <style:text-properties officeooo:rsid="00a6d636"/>
    </style:style>
    <style:style style:name="T46" style:family="text">
      <style:text-properties officeooo:rsid="00a8c9f3"/>
    </style:style>
    <style:style style:name="T47" style:family="text">
      <style:text-properties officeooo:rsid="00a9d646"/>
    </style:style>
    <style:style style:name="T48" style:family="text">
      <style:text-properties officeooo:rsid="00aaf0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schichte</text:p>
      <text:p text:style-name="Standard">25.11.2021</text:p>
      <text:p text:style-name="Standard"/>
      <text:p text:style-name="Standard">GU == „Geschichtsunterricht“</text:p>
      <text:p text:style-name="Standard">KC == „Kerncurriculum“</text:p>
      <text:p text:style-name="Standard"/>
      <text:p text:style-name="Standard">-GU gemeinsam planen, umsetzen</text:p>
      <text:p text:style-name="Standard">-alle arbeiten mit</text:p>
      <text:p text:style-name="Standard">-Vorfreude -&gt; man kann die Themen schon riechen</text:p>
      <text:p text:style-name="Standard">-Nachfreude</text:p>
      <text:p text:style-name="Standard"/>
      <text:p text:style-name="Standard">GU: Was soll das?</text:p>
      <text:p text:style-name="Standard">-Auseinandersetzung mit Vergangenheit -&gt; daraus lernen</text:p>
      <text:p text:style-name="Standard">-Warum ist die Welt so wie sie ist?</text:p>
      <text:p text:style-name="Standard">-um aufgrund von vergangenen Entscheidungen bessere Entscheidungen auch in der Zukunft treffen zu können.</text:p>
      <text:p text:style-name="Standard">-Geschichtsunterricht soll Erinnerungen aus vergangenen Zeiten überbringen, sodass wir daraus lernen und Fehler nicht wiederholen oder gute Ideen übernehmen können (zum Beispiel Kriege oder Traditionen)</text:p>
      <text:p text:style-name="Standard"/>
      <text:p text:style-name="Standard">Vergangenheit vs. Geschichte</text:p>
      <text:p text:style-name="Standard">-keine Synonyme</text:p>
      <text:p text:style-name="Standard">-Vergangenheit: Gesamtheit des bisher geschehenen</text:p>
      <text:p text:style-name="Standard">-Geschichte: ist eine im Nachhinein erarbeitete Darstellung über ausgewählte Teile der Vergangenheit</text:p>
      <text:p text:style-name="Standard">-Quelle: Hinterlassenschaft aus vergangener Zeit</text:p>
      <text:p text:style-name="Standard">-Darstellung: Beschreibungen und Deutungen einer vergangenen Zeit, die in einer anderen Zeit entstanden sind und auf Quellen beruhen</text:p>
      <text:p text:style-name="Standard"/>
      <text:p text:style-name="Standard"/>
      <text:p text:style-name="Standard"/>
      <text:p text:style-name="Standard"/>
      <text:p text:style-name="Standard"/>
      <text:p text:style-name="Standard"><text:soft-page-break/>09.12.2021</text:p>
      <text:p text:style-name="P9">Mittelalter</text:p>
      <text:p text:style-name="Standard">-Ständegesellschaft (Plebejer/Klerus/Adel)</text:p>
      <text:p text:style-name="Standard">-Kirche hat riesigen Einfluss auf alle Bereiche des Lebens</text:p>
      <text:p text:style-name="Standard">-vergleichbar schlechte hygienische Bedingungen</text:p>
      <text:p text:style-name="Standard">-500 n.Chr – 1500 n.Chr</text:p>
      <text:p text:style-name="Standard">-die meisten Menschen leben auf dem Land</text:p>
      <text:p text:style-name="Standard">-Lehensvergabe</text:p>
      <text:p text:style-name="Standard">-Leibeigenschaft</text:p>
      <text:p text:style-name="Standard"/>
      <text:p text:style-name="P9">Frühe Neuzeit</text:p>
      <text:p text:style-name="Standard"/>
      <text:p text:style-name="P10">Politische und Religiöse Motive für die Entdecker-fahrten</text:p>
      <text:p text:style-name="Standard">-Landesvergrößerung</text:p>
      <text:p text:style-name="Standard">-Besitzansprüche an anderen Ländern</text:p>
      <text:p text:style-name="Standard">-Militär und Handelskapazitäten</text:p>
      <text:p text:style-name="Standard">-hohe Nachfrage an Gewürzen wie Pfeffer, Zimt und Ingwer</text:p>
      <text:p text:style-name="Standard">-verbreiten des Christentums</text:p>
      <text:p text:style-name="Standard">-Einfluss nach Indien ausweiten</text:p>
      <text:p text:style-name="Standard">-Revaliere zwischen Spanien und Portugal</text:p>
      <text:p text:style-name="Standard">- Testen von neuen Wisschenschaften</text:p>
      <text:p text:style-name="Standard">16.12.2021</text:p>
      <text:p text:style-name="Standard">Reader S.17</text:p>
      <text:p text:style-name="Standard">5)</text:p>
      <text:p text:style-name="Standard">Ich bin mitten in der Nacht durch den starken Wellengang fast aus meiner Hängematte gefallen. </text:p>
      <text:p text:style-name="Standard">Heute haben wir die ersten Anzeichen von Land gesehen. Ich sah Vögel und Treibholz im Wasser. </text:p>
      <text:p text:style-name="Standard">Meine Begeisterung machte einen Spürbaren Sprung. Als dann auch noch von der Santa Maria die </text:p>
      <text:p text:style-name="Standard">Rufe nach Land laut wurden und auch Kolumbus davon überzeugt war, Land zu sehen, war ich mir im </text:p>
      <text:p text:style-name="Standard">Gegensatz zu vielen anderen Matrosen sogar sicher, Land zu sehen. Die anderen Matrosen waren </text:p>
      <text:p text:style-name="Standard">sich nicht sicher, ob das dimm flackernde Licht wirklich Land sei. Kolumbus war überzeugt, der </text:p>
      <text:p text:style-name="Standard"><text:soft-page-break/>Gesandte der Armada nicht so ganz. Ich würde gerne Wissen, wie es meiner Familie zu Hause geht. </text:p>
      <text:p text:style-name="Standard">Leider war ich nicht der erste, der das Land gesehen hat, und somit den Pelzmantel nicht gewonnen. </text:p>
      <text:p text:style-name="Standard">Trotzdem freue ich mich auf die 10000 Maradives Preisgeld für das mitsegeln. Mit diesen werde ich </text:p>
      <text:p text:style-name="Standard">mich mit meiner Familie auf ein Landgut zurückziehen und den Rest meines Lebens genießen.</text:p>
      <text:p text:style-name="Standard"/>
      <text:p text:style-name="P1">S.15</text:p>
      <text:p text:style-name="P1">Nr.1</text:p>
      <text:p text:style-name="P1"/>
      <text:p text:style-name="P2">Autor: <text:span text:style-name="T1">Chritopher Kolumbus</text:span></text:p>
      <text:p text:style-name="P3">Adressaten: <text:span text:style-name="T2">Finanzierer (Spanisches Herscherpaar)</text:span></text:p>
      <text:p text:style-name="P4">Qu<text:span text:style-name="T5">e</text:span>llenart: <text:span text:style-name="T3">Logbuch / Bordbuch </text:span><text:span text:style-name="T4">(Übergeordnet: Textquelle)</text:span></text:p>
      <text:p text:style-name="P5">Zeitliche Einordnung: 1492</text:p>
      <text:p text:style-name="P6">Anlass: Reise über den Atlantik</text:p>
      <text:p text:style-name="P7">Thema: <text:span text:style-name="T6">Reise nach Indien / Amerika</text:span></text:p>
      <text:p text:style-name="P8">Intention/ Absicht: <text:span text:style-name="T7">Die Finanzierer, die im nachhinein wissen wollen, wie ihr Geld benutzt wurde.</text:span></text:p>
      <text:p text:style-name="P8"/>
      <text:p text:style-name="P11">2021.02.17</text:p>
      <text:p text:style-name="P12">Reader S.25</text:p>
      <text:p text:style-name="P12">1) auf der Karte ist Europa, Nordafrika, den nahen Osten und West Asien zu sehen. Die Karte ist offensichtlich nicht sehr detailliert. <text:span text:style-name="T8">Die Straße von Gibraltar ist deutlich dicker als in echt. England ist komplett unförmig, etc. </text:span><text:span text:style-name="T9">An den Rändern sind Leute zu sehen, die in die Richtung, in die der Wind weht, pusten.</text:span></text:p>
      <text:p text:style-name="P13">2) <text:span text:style-name="T10">die Kart</text:span><text:span text:style-name="T12">e</text:span><text:span text:style-name="T10"> definitiv älter als </text:span><text:span text:style-name="T11">1900, da der Suez Kanal noch nicht eingezeichnet ist. </text:span><text:span text:style-name="T12">Die Karte könnte schon vor 1492 Entstanden sein, da auf ihr Informationen sind, die Kolumbus benutzt hat (Kanaren, Kapverde).</text:span></text:p>
      <text:p text:style-name="P14">S.26</text:p>
      <text:p text:style-name="P14">1) <text:span text:style-name="T13">Waldseemüller hatte offensichtlich weniger Information über die </text:span><text:span text:style-name="T14">West- als über die Ostküste. </text:span><text:span text:style-name="T15">Auch über die Dicke Amerikas hatte </text:span><text:span text:style-name="T16">er offensichtlich wenig </text:span><text:span text:style-name="T17">A</text:span><text:span text:style-name="T16">hnung.</text:span></text:p>
      <text:p text:style-name="P15">2) <text:span text:style-name="T18">Wahrscheinlich wurde anhand von </text:span><text:span text:style-name="T19">anderen Biologischen Organismen festgestellt (Pflanzen, Tiere etc.). Außerdem sahen dort die Leute anders aus, als die Leute in Asien.</text:span></text:p>
      <text:p text:style-name="P16">S.27</text:p>
      <text:p text:style-name="P16">1) <text:span text:style-name="T20">Die obere Karte ist eine Merkator Projektion. Die führt dazu, dass umso weiter du vom Äquator entfernt guckst, desto mehr scheint es größer, obwohl es deutlich kleiner ist als es aussieht. So sieht auf der Merkator Projektion zum Beispiel Grönland fast so groß aus, wie gesamt Afrika, </text:span><text:span text:style-name="T21">obwohl dies nicht mal ansatzweise der Fall ist. </text:span><text:span text:style-name="T22">Außerdem ist die Karte im Gegensatz zu den meisten Karten auf </text:span><text:soft-page-break/><text:span text:style-name="T22">Amerika zentriert und nicht auf Europa/Afrika. </text:span><text:span text:style-name="T23">Dies hat den offensichtlich Nachteil, dass Russland und Asien in der Mitte durchgeschnitten sind.</text:span></text:p>
      <text:p text:style-name="P17">2) – <text:span text:style-name="T24">II -</text:span></text:p>
      <text:p text:style-name="P18">3) <text:span text:style-name="T25">Der Perspektivwechsel gibt mir eher weniger Input, da ich Karten fast ausschließlich zu Navigation / Geographie benutze und nicht als Kulturele Metrik benutzt.</text:span></text:p>
      <text:p text:style-name="P18"/>
      <text:p text:style-name="P19">Der Vertrag von Tordesillas besagt, dass in Südamerika Portugisisch und nín Mittelamerika Spanisch gesprochen wird.</text:p>
      <text:p text:style-name="P19"/>
      <text:p text:style-name="P20">Das Problem an willkürlich Ländergrenzen ist, dass es durch bereits bestehende Ländergrenze gehen könnte und nicht alle Metriken berücksichtigt, wie zum Beispiel <text:span text:style-name="T26">bereits bestehende Kulturunterschiede etc.</text:span></text:p>
      <text:p text:style-name="P20"/>
      <text:p text:style-name="P20"/>
      <text:p text:style-name="P21">Hochkultur:</text:p>
      <text:p text:style-name="P21">-kulturkreise verschiedener historischer Epochen, die einen hohen Entwicklungsstand haben</text:p>
      <text:p text:style-name="P21">-merkmale u.a:</text:p>
      <text:p text:style-name="P21">-hierarchische Struktur</text:p>
      <text:p text:style-name="P21">-Steuersystem</text:p>
      <text:p text:style-name="P21">-Verwaltungsapperat</text:p>
      <text:p text:style-name="P21">-Schrift</text:p>
      <text:p text:style-name="P21">-Spezialisierung → Berufe</text:p>
      <text:p text:style-name="P21">-Marktorientierte Wirtschaftsweise</text:p>
      <text:p text:style-name="P21"/>
      <text:p text:style-name="P22">2022-03-03</text:p>
      <text:p text:style-name="P22">-Etnische Gruppe der Arawak, <text:span text:style-name="T28">vor allem Anbau von Tabak und Zuckerohr</text:span></text:p>
      <text:p text:style-name="P22">-1492 Kolumbus → Spanische Kolonie</text:p>
      <text:p text:style-name="P22">-1898 Befreiung mit Hilfe der USA, <text:span text:style-name="T27">1902 Unabhängigkeit von USA</text:span></text:p>
      <text:p text:style-name="P23">-Fulgencio Batista 2x Diktator- <text:span text:style-name="T29">unterdrückte sein Volk</text:span></text:p>
      <text:p text:style-name="P23">-<text:span text:style-name="T29">Putschversuch 1953 von Chehevaro und ganz vielen anderen</text:span></text:p>
      <text:p text:style-name="P27"><text:tab/>- die putschenden kamen ins Gefängnis Fidel Castro als Anwalt („Die</text:p>
      <text:p text:style-name="P27"><text:s text:c="13"/>Geschichte wird mich freisprechen“)</text:p>
      <text:p text:style-name="P27"><text:tab/>-alle wieder frei </text:p>
      <text:p text:style-name="P24"><text:soft-page-break/>-<text:span text:style-name="T29">1956 per Schiff zurückgekehrt nach Kuba, scharrten Anhänger um sich</text:span></text:p>
      <text:p text:style-name="P24">-<text:span text:style-name="T29">1959 erfolgreiche Revolution</text:span></text:p>
      <text:p text:style-name="P24">-<text:span text:style-name="T29">Einführung des Kommunismus + Sozialismus</text:span></text:p>
      <text:p text:style-name="P24">- <text:span text:style-name="T29">Enteignung von Firmen (ebenso US-amerikanische Firmen)-Handelsembargo der USA</text:span></text:p>
      <text:p text:style-name="P24">- <text:span text:style-name="T30">Freundschaft und Handelsbeziehungen mit der UdSSR</text:span></text:p>
      <text:p text:style-name="P24">- <text:span text:style-name="T30">Kubakrise</text:span></text:p>
      <text:p text:style-name="P24"/>
      <text:p text:style-name="P25">Aufgabe für Kuba: </text:p>
      <text:p text:style-name="P25">Vici möchte, dass wir mit besonders offenen Augen über die Insel gehen</text:p>
      <text:p text:style-name="P25">Wir sollen mit einem Foto zurückkommen, dazu etwas erzählen, es soll die Geschichte Kubas widerspiegeln.</text:p>
      <text:p text:style-name="P25"/>
      <text:p text:style-name="P29">Kalter Krieg</text:p>
      <text:p text:style-name="P30">Der kalte Krieg ist ein Wettrüstkrieg zwischen den westlich allierten (Spater „nato“, also USA, Westeuropa) und der Sowjetunion (Russland, Osteuropa). Dabei kam es nicht wirklich zu einer direkten auseinandersetzung, sondern nur zu einem massigen Anhaufen an (Atom-) Waffen. <text:span text:style-name="T31">Die Sowjetunion hatte einen sehr nahen Atomwaffenstützpunkt auf Kuba, die USA in der Osttürkei.</text:span></text:p>
      <text:p text:style-name="P31">Ursachen: <text:span text:style-name="T32">Idiologische Gegensätze </text:span><text:span text:style-name="T33">in Bezug auf Wirtschaftsform und Wahlrecht. </text:span><text:span text:style-name="T34">Beide haben machtausdehnungsstreben und wirtschaftliche Machtergreifen</text:span></text:p>
      <text:p text:style-name="P32">Merkmale: <text:span text:style-name="T35">Atomares Wettrüsten, Sicherung / Verbreitung des Machtbereichs, Konfliktsituatuin, Stellvertreterkriege (Korea, </text:span><text:span text:style-name="T36">Vietnam</text:span><text:span text:style-name="T35">), Prestige-</text:span><text:span text:style-name="T37">Projekte</text:span></text:p>
      <text:p text:style-name="P33">BRD: <text:span text:style-name="T38">Gründing </text:span><text:span text:style-name="T39">1948, </text:span><text:span text:style-name="T38">Luftbrücke (Versorgung von Westberlin mit Gütern)</text:span></text:p>
      <text:p text:style-name="P33">DDR: <text:span text:style-name="T40">Gründung 1949, </text:span><text:span text:style-name="T41">Arbeiterstreik 1953, </text:span></text:p>
      <text:p text:style-name="P34">Kuba Krise: <text:span text:style-name="T42">Oktober 1962, </text:span><text:span text:style-name="T44">USA fand UDSSR Raketen auf Kuba, Androhung von Atombomben der USA</text:span></text:p>
      <text:p text:style-name="P35">Wettrüsten: <text:span text:style-name="T45">Seit 1947, </text:span><text:span text:style-name="T47">Begrenzung</text:span><text:span text:style-name="T46"> durch das SALT1 Abkommen 1972 </text:span><text:span text:style-name="T48">und SALT2 197</text:span><text:span text:style-name="T4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nus Horn</meta:initial-creator>
    <meta:editing-cycles>238</meta:editing-cycles>
    <meta:creation-date>2021-11-25T09:32:00</meta:creation-date>
    <dc:date>2022-03-31T17:21:47.665000000</dc:date>
    <meta:editing-duration>PT3H27M3S</meta:editing-duration>
    <meta:generator>LibreOffice/7.1.0.3$Windows_X86_64 LibreOffice_project/f6099ecf3d29644b5008cc8f48f42f4a40986e4c</meta:generator>
    <meta:document-statistic meta:table-count="0" meta:image-count="0" meta:object-count="0" meta:page-count="5" meta:paragraph-count="108" meta:word-count="969" meta:character-count="6870" meta:non-whitespace-character-count="59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